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s in increasing variance</text:p>
      <text:p text:style-name="Standard"/>
      <text:p text:style-name="Standard">1: world sigma = 10; </text:p>
      <text:p text:style-name="Standard">2: Gave greater range, but this seemed to 'max out' at still too small a range? <text:s/>Simultaneously, sped up RTs unreaslitically</text:p>
      <text:p text:style-name="Standard">3: Increased linlin noise = 0.04</text:p>
      <text:p text:style-name="Standard">4: This gave slightly greater range, but not much</text:p>
      <text:p text:style-name="Standard">5: Increased linlinnoisy noise = 0.4</text:p>
      <text:p text:style-name="Standard">6: Increased range significantly, but hugely slowed Rts – overcompensating for world sigma.</text:p>
      <text:p text:style-name="Standard">7: RESULT: <text:s/>Sometimes no selection</text:p>
      <text:p text:style-name="Standard">8: Reduced linlinnoisy noise = 0.38</text:p>
      <text:p text:style-name="Standard">9: Ran full sim: OKAY healthy results, but so slow in PD, never any antisaccades</text:p>
      <text:p text:style-name="Standard">10: ALSO: somehow, tendency for PFC noise to invoke healthy errors also reduced???</text:p>
      <text:p text:style-name="Standard">11: Increased PFC noise SD to 0.3.</text:p>
      <text:p text:style-name="Standard">12: Reduced linlinnoisy noise = 0.35 to speed AS results</text:p>
      <text:p text:style-name="Standard">13: Increased LIP-mtr loop weights = 6.5 to speed AS results</text:p>
      <text:p text:style-name="Standard">14: NOW AS/PS healthy and AS/PS PD early okay, but AS PD late too many errs</text:p>
      <text:p text:style-name="Standard">15: Also reducing benefits to RT variance?!</text:p>
      <text:p text:style-name="Standard">16: Try with SC-thal 0.5 in PD advanced (so no change from PD early) to reduce tendency to prosaccade, and reduce competition.</text:p>
      <text:p text:style-name="Standard"/>
      <text:p text:style-name="Standard"/>
      <text:p text:style-name="Standard">Problem is that weights/activations need to be finely balanced in PD simulations such that some trials result in prosaccade and others in antisaccade. <text:s/>Adding noise to the intrinsic activation of the neurons means that that balance takes much longer to resolve. <text:s/>This is (artificially?) dragging out the RT values, and disproportionately in the disease simulations. <text:s/>Some trials time out, meaning no saccade is ever made. <text:s/>While the error rates ignoring this are okay, the mean RT is way too long. <text:s/>However, I cannot increase the weights to rectify this, for three reasons. <text:s/>Firstly, because this would increase RT values in the healthy simulation, which are currently acceptable. <text:s/>Secondly, because it is unlikely to fix the problem; it seems more to do with <text:span text:style-name="T1">balance</text:span><text:span text:style-name="T2"> than the absolute value of the parameters? <text:s/>Thirdly, because this would reduce the prosaccade RT on prosaccade only trials at all stages of 'disease'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GB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09T18:25:52</meta:creation-date>
    <dc:language>en-GB</dc:language>
    <meta:editing-cycles>1</meta:editing-cycles>
    <meta:editing-duration>P0D</meta:editing-duration>
    <meta:generator>LibreOffice/6.4.7.2$Linux_X86_64 LibreOffice_project/40$Build-2</meta:generator>
    <meta:document-statistic meta:table-count="0" meta:image-count="0" meta:object-count="0" meta:page-count="1" meta:paragraph-count="18" meta:word-count="322" meta:character-count="1924" meta:non-whitespace-character-count="1608"/>
  </office:meta>
</office:document-meta>
</file>